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8.25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5cm" svg:height="1.75cm" svg:x="5.5cm" svg:y="1.5cm">
          <draw:text-box>
            <text:p text:style-name="P1"><text:span text:style-name="T1">FR - PROJECT – NEWS APP</text:span></text:p>
            <text:p text:style-name="P1"><text:span text:style-name="T1">PLANNING</text:span></text:p>
          </draw:text-box>
        </draw:frame>
        <draw:frame draw:style-name="gr2" draw:text-style-name="P3" draw:layer="layout" svg:width="17.25cm" svg:height="4.5cm" svg:x="1.75cm" svg:y="5.25cm">
          <draw:text-box>
            <text:p><text:span text:style-name="T1">TASKS</text:span></text:p>
            <text:p>- read tickets and list user stories</text:p>
            <text:p>- wireframe user stories via pages / routes</text:p>
            <text:p>- plan component tree</text:p>
            <text:p>- plan state and context</text:p>
          </draw:text-box>
        </draw:frame>
        <draw:frame draw:style-name="gr3" draw:text-style-name="P3" draw:layer="layout" svg:width="16.5cm" svg:height="10.205cm" svg:x="1.75cm" svg:y="10.75cm">
          <draw:text-box>
            <text:p><text:span text:style-name="T1">TIMELINE</text:span></text:p>
            <text:p><text:span text:style-name="T1">Mon AM</text:span> - <text:s/>Planning</text:p>
            <text:p><text:span text:style-name="T1">Mon PM</text:span> - Basic landing page</text:p>
            <text:p><text:span text:style-name="T1">Tue AM</text:span> - First story and route</text:p>
            <text:p><text:span text:style-name="T1">Tue PM </text:span>- Second story and route</text:p>
            <text:p><text:span text:style-name="T1">Wed AM</text:span> – Review structure, code, naming and review plan and further stories and routes</text:p>
            <text:p><text:span text:style-name="T1">Wed PM</text:span> – implement and changes to structure and routes etc… begin further routes</text:p>
            <text:p><text:span text:style-name="T1">Thu AM</text:span> – Further routes</text:p>
            <text:p><text:span text:style-name="T1">Thu PM</text:span> – Further routes</text:p>
            <text:p><text:span text:style-name="T1">Fri AM </text:span>– Review code, structure and context, begin styling</text:p>
            <text:p><text:span text:style-name="T1">Fri PM</text:span> - Stylin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0:10:33.308401922</meta:creation-date>
    <dc:date>2022-07-25T10:26:25.313410045</dc:date>
    <meta:editing-duration>PT5M31S</meta:editing-duration>
    <meta:editing-cycles>1</meta:editing-cycles>
    <meta:document-statistic meta:object-count="3"/>
    <meta:generator>LibreOffice/7.3.4.2$Linux_X86_64 LibreOffice_project/30$Build-2</meta:generator>
  </office:meta>
</office:document-meta>
</file>